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margin-top="0.499cm" fo:margin-bottom="0cm" loext:contextual-spacing="false" fo:text-align="start" style:justify-single-word="false"/>
      <style:text-properties fo:font-size="10pt" style:font-size-asian="10pt" style:font-size-complex="10pt"/>
    </style:style>
    <style:style style:name="P4" style:family="paragraph" style:parent-style-name="Horizontal_20_Line">
      <style:text-properties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179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margin-top="0.499cm" fo:margin-bottom="0cm" loext:contextual-spacing="false" fo:text-align="start" style:justify-single-word="false"/>
      <style:text-properties fo:font-size="10pt" style:font-size-asian="10pt" style:font-size-complex="10pt"/>
    </style:style>
    <style:style style:name="MP4" style:family="paragraph" style:parent-style-name="Horizontal_20_Line"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01798" style:font-weight-asian="bold" style:font-weight-complex="bold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Cabinet d'ophtalmologie GOEEN</text:p>
        <text:p text:style-name="MP2"><text:span text:style-name="MT1">Maladie et chirurgie des yeux<text:line-break/></text:span><text:span text:style-name="MT2">5-7 Rte du vélodrome<text:line-break/>Baie de l'orphelinat</text:span><text:line-break/>98800 NOUMÉA</text:p>
        <text:p text:style-name="MP2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  <text:p text:style-name="MP4"/>
      </style:header>
      <style:footer>
        <text:p text:style-name="Horizontal_20_Line"/>
        <text:p text:style-name="Footer">Cabinet d'ophtalmologie GOEEN<text:line-break/>48 av du maréchal FOCH 98800 NOUMÉA<text:line-break/>SELARL de médecin au capital de 1.000.000 XPF RIDET : 836106.001 SEL:14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7-05-14T19:04:04.676982720</dc:date>
    <meta:editing-duration>PT20S</meta:editing-duration>
    <meta:editing-cycles>4</meta:editing-cycles>
    <meta:generator>LibreOffice/4.3.3.2$Linux_X86_64 LibreOffice_project/430m0$Build-2</meta:generator>
    <dc:creator>Laurent FRANCOIS</dc:creator>
    <meta:document-statistic meta:table-count="0" meta:image-count="0" meta:object-count="0" meta:page-count="1" meta:paragraph-count="5" meta:word-count="72" meta:character-count="468" meta:non-whitespace-character-count="402"/>
  </office:meta>
</office:document-meta>
</file>